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2*"/>
    </style:style>
    <style:style style:name="Table5.B" style:family="table-column">
      <style:table-column-properties style:column-width="1.3826in" style:rel-column-width="10915*"/>
    </style:style>
    <style:style style:name="Table5.C" style:family="table-column">
      <style:table-column-properties style:column-width="1.384in" style:rel-column-width="10929*"/>
    </style:style>
    <style:style style:name="Table5.F" style:family="table-column">
      <style:table-column-properties style:column-width="1.3847in" style:rel-column-width="10932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575be" officeooo:paragraph-rsid="003c3e7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575be" officeooo:paragraph-rsid="003575b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bf317" officeooo:paragraph-rsid="001bf317"/>
    </style:style>
    <style:style style:name="P7" style:family="paragraph" style:parent-style-name="Standard">
      <style:paragraph-properties fo:text-align="start" style:justify-single-word="false"/>
      <style:text-properties officeooo:paragraph-rsid="001bf317"/>
    </style:style>
    <style:style style:name="P8" style:family="paragraph" style:parent-style-name="Standard">
      <style:paragraph-properties fo:text-align="start" style:justify-single-word="false"/>
      <style:text-properties officeooo:paragraph-rsid="004130ea"/>
    </style:style>
    <style:style style:name="P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130ea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4130ea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bold" officeooo:rsid="003575be" officeooo:paragraph-rsid="003c3e72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1c8e1" officeooo:paragraph-rsid="003575b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575be" officeooo:paragraph-rsid="003575be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575be" officeooo:paragraph-rsid="003d166e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575be" officeooo:paragraph-rsid="003d166e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575be" officeooo:paragraph-rsid="003d166e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3f1d9" officeooo:paragraph-rsid="003575be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313ca" officeooo:paragraph-rsid="004313c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3c3e72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3575be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3575be"/>
    </style:style>
    <style:style style:name="T1" style:family="text">
      <style:text-properties style:font-name="DejaVu Sans Condensed1" fo:font-size="12pt" fo:font-weight="normal" officeooo:rsid="0021c8e1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29976a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a71af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1c8e1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52dff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575be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175e8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9ce6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ba752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f2795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2893b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bd647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cc34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de444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f86df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20" style:family="text">
      <style:text-properties officeooo:rsid="002175e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2768" style:font-weight-asian="bold" style:font-weight-complex="bold"/>
    </style:style>
    <style:style style:name="T23" style:family="text">
      <style:text-properties fo:font-weight="bold" officeooo:rsid="0029000d" style:font-weight-asian="bold" style:font-weight-complex="bold"/>
    </style:style>
    <style:style style:name="T24" style:family="text">
      <style:text-properties fo:font-weight="bold" officeooo:rsid="0026f81f" style:font-weight-asian="bold" style:font-weight-complex="bold"/>
    </style:style>
    <style:style style:name="T25" style:family="text">
      <style:text-properties officeooo:rsid="00232768"/>
    </style:style>
    <style:style style:name="T26" style:family="text">
      <style:text-properties officeooo:rsid="0026f81f"/>
    </style:style>
    <style:style style:name="T27" style:family="text">
      <style:text-properties officeooo:rsid="0027a63b"/>
    </style:style>
    <style:style style:name="T28" style:family="text">
      <style:text-properties officeooo:rsid="0032893b"/>
    </style:style>
    <style:style style:name="T29" style:family="text">
      <style:text-properties officeooo:rsid="0029000d"/>
    </style:style>
    <style:style style:name="T30" style:family="text">
      <style:text-properties officeooo:rsid="003c3e72"/>
    </style:style>
    <style:style style:name="T31" style:family="text">
      <style:text-properties style:font-name="DejaVu Sans Condensed" fo:font-weight="bold" style:font-weight-asian="bold" style:font-weight-complex="bold"/>
    </style:style>
    <style:style style:name="T32" style:family="text">
      <style:text-properties officeooo:rsid="004313c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9"><text:span text:style-name="T19">1</text:span><text:span text:style-name="T31">xx - Controls</text:span></text:p>
          </table:table-cell>
          <table:table-cell table:style-name="Table5.B1" office:value-type="string">
            <text:p text:style-name="P10">2xx - Ground</text:p>
          </table:table-cell>
          <table:table-cell table:style-name="Table5.C1" office:value-type="string">
            <text:p text:style-name="P10">3xx - Flight</text:p>
          </table:table-cell>
          <table:table-cell table:style-name="Table5.D1" office:value-type="string">
            <text:p text:style-name="P10">4xx - A2A</text:p>
          </table:table-cell>
          <table:table-cell table:style-name="Table5.E1" office:value-type="string">
            <text:p text:style-name="P10">5xx - A2G</text:p>
          </table:table-cell>
          <table:table-cell table:style-name="Table5.F1" office:value-type="string">
            <text:p text:style-name="P10">6xx - Misc</text:p>
          </table:table-cell>
        </table:table-row>
      </table:table>
      <text:p text:style-name="P8"><text:span text:style-name="T17">5</text:span><text:span text:style-name="T18">0</text:span><text:span text:style-name="T17">4</text:span><text:span text:style-name="T8"> - </text:span><text:span text:style-name="T5">A/G</text:span><text:span text:style-name="T6"> - </text:span><text:span text:style-name="T11">GB-6 glide bombs, </text:span><text:span text:style-name="T15">LS-6-500 glide bombs</text:span></text:p>
      <text:p text:style-name="P2"/>
      <text:p text:style-name="P1">Master Arm ... ON <text:span text:style-name="T20">(B2)</text:span></text:p>
      <text:p text:style-name="P6"><text:span text:style-name="T4">Master Mode ... A/G </text:span><text:span text:style-name="T10">(Pinky Switch down)</text:span></text:p>
      <text:p text:style-name="P4"/>
      <text:p text:style-name="P3">GB-6 glide bombs, TOO mode -- <text:span text:style-name="T30">WIP</text:span></text:p>
      <text:list text:style-name="L1">
        <text:list-item>
          <text:p text:style-name="P11">GB-6 (cluster bomb)</text:p>
        </text:list-item>
        <text:list-item>
          <text:p text:style-name="P11">GB-6-HE (unitary HE)</text:p>
        </text:list-item>
        <text:list-item>
          <text:p text:style-name="P19"><text:span text:style-name="T9">GB-6-SFW (</text:span><text:span text:style-name="T16">Sensor-Fuzed Weapon aka </text:span><text:span text:style-name="T9">smart skeets)</text:span></text:p>
        </text:list-item>
      </text:list>
      <text:list xml:id="list3149253422" text:style-name="L2">
        <text:list-item>
          <text:p text:style-name="P20"><text:span text:style-name="T1">Designate target with TPOD (see steps </text:span><text:span text:style-name="T3">on other page</text:span><text:span text:style-name="T1">).</text:span></text:p>
        </text:list-item>
        <text:list-item>
          <text:p text:style-name="P20"><text:span text:style-name="T2">Select and a</text:span><text:span text:style-name="T1">rm bombs on </text:span><text:span text:style-name="T7">SMS</text:span><text:span text:style-name="T1"> page:</text:span></text:p>
        </text:list-item>
      </text:list>
      <text:list text:style-name="L3">
        <text:list-item>
          <text:list>
            <text:list-item>
              <text:p text:style-name="P21"><text:span text:style-name="T7">MODE</text:span><text:span text:style-name="T1"> ... </text:span><text:span text:style-name="T9">TOO</text:span></text:p>
            </text:list-item>
            <text:list-item>
              <text:p text:style-name="P21"><text:span text:style-name="T7">FUZE</text:span><text:span text:style-name="T1"> ... </text:span><text:span text:style-name="T9">DIRECT</text:span></text:p>
            </text:list-item>
            <text:list-item>
              <text:p text:style-name="P12"><text:span text:style-name="T21">QTY</text:span> <text:span text:style-name="T25">and </text:span><text:span text:style-name="T22">INTERV</text:span><text:span text:style-name="T25"> </text:span>... <text:span text:style-name="T25">As desired (usually </text:span><text:span text:style-name="T22">1</text:span><text:span text:style-name="T25"> and </text:span><text:span text:style-name="T22">SNGL</text:span><text:span text:style-name="T25">)</text:span></text:p>
            </text:list-item>
            <text:list-item>
              <text:p text:style-name="P12"><text:span text:style-name="T21">BR ALT</text:span> ... <text:span text:style-name="T21">As desired</text:span> <text:span text:style-name="T27">(Prevents weapon release under altitude, set to 0000 for none)</text:span></text:p>
            </text:list-item>
          </text:list>
        </text:list-item>
      </text:list>
      <text:list xml:id="list113013346818775" text:continue-list="list3149253422" text:style-name="L2">
        <text:list-item>
          <text:p text:style-name="P13">Press <text:span text:style-name="T21">CNTL</text:span> OSB (left side top) to go to detailed weapon setup grid:</text:p>
          <text:list>
            <text:list-item>
              <text:p text:style-name="P13"><text:span text:style-name="T21">TGT MODE</text:span> ... <text:span text:style-name="T21">TOO</text:span></text:p>
            </text:list-item>
            <text:list-item>
              <text:p text:style-name="P13"><text:span text:style-name="T21">OPTION</text:span> ... <text:span text:style-name="T21">SNGL</text:span></text:p>
            </text:list-item>
            <text:list-item>
              <text:p text:style-name="P14"><text:span text:style-name="T21">IMP AZ</text:span> ... <text:span text:style-name="T21">As needed</text:span> (enter <text:span text:style-name="T21">999</text:span> to reset to <text:span text:style-name="T21">off</text:span>)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5">Impact Azimuth sets the heading that you want the weapon to be going when it hits.</text:p>
                </text:list-item>
              </text:list>
            </text:list-item>
          </text:list>
        </text:list-item>
      </text:list>
      <text:list xml:id="list113013400849194" text:continue-list="list113013346818775" text:style-name="L2">
        <text:list-item>
          <text:list>
            <text:list-item>
              <text:p text:style-name="P14"><text:span text:style-name="T21">OAP</text:span> ... <text:span text:style-name="T21">As needed</text:span> (enter <text:span text:style-name="T21">999</text:span> to reset to <text:span text:style-name="T21">off</text:span>)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6">Offset Aim Point tells the weapon to fly to a different position relative to the target. <text:s/>On the UFC, enter the true (not magnetic??) bearing (nnn.n format), distance in ft, and altitude in ft. <text:s/>Then press OAP button on UFC to activate?? (lat long on SMS page should change). <text:s/>Note that if dropping two bombs in QTY, only the first bomb goes to the OAP??</text:p>
                </text:list-item>
              </text:list>
            </text:list-item>
          </text:list>
        </text:list-item>
      </text:list>
      <text:list xml:id="list113011835949437" text:continue-list="list113013400849194" text:style-name="L2">
        <text:list-item>
          <text:p text:style-name="P17"><text:span text:style-name="T32">Weapon range data is shown on HSD page. <text:s/>Solid circle around target is the minimum range. <text:s/>If you're beyond the maximum range, the line from you to the target will be dashed, and will have a short bar across it showing the maximum range. <text:s/>If you're within range, the line from you to the target will be solid, and will not have the short bar across it.</text:span></text:p>
        </text:list-item>
        <text:list-item>
          <text:p text:style-name="P18">When in range, press Red Button to drop.</text:p>
        </text:list-item>
      </text:list>
      <text:p text:style-name="P5"/>
      <text:p text:style-name="P7"><text:span text:style-name="T12">LS-6-500 g</text:span><text:span text:style-name="T13">lide bombs with TPOD -- </text:span><text:span text:style-name="T14">TOD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2T11:30:11.068000000</dc:date>
    <meta:editing-duration>PT14H33M32S</meta:editing-duration>
    <meta:editing-cycles>4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9" meta:word-count="328" meta:character-count="1627" meta:non-whitespace-character-count="1340"/>
  </office:meta>
</office:document-meta>
</file>